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n... fuh... ah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"Come to think of it, you came awfully
quietly, didn't you..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 office:value-type="string">
            <text:p>Knight Reinforcement
"Are you plotting something?"</text:p>
          </table:table-cell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Kh... n-no... uhh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 office:value-type="string">
            <text:p>J-Just... I... umm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 office:value-type="string">
            <text:p>L-Let... let... let me go take a leak...!</text:p>
          </table:table-cell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 office:value-type="string">
            <text:p>I'm beggin' ya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 office:value-type="string">
            <text:p>Knight Reinforcement
"Take a leak, you say...?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 office:value-type="string">
            <text:p>Knight Reinforcement
"A pathetic lie. Such underhanded tactics won't
work on me!"</text:p>
          </table:table-cell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, I'm serious!! It's really fuckin' bad!!</text:p>
          </table:table-cell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 office:value-type="string">
            <text:p>Please! I-I'm... gonna piss my pants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 office:value-type="string">
            <text:p>Knight Reinforcement
"Why, you... even if it's just an act, don't
you feel any shame wriggling your hips around
like that?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 office:value-type="string">
            <text:p>Knight Reinforcement
"In any case, the ropes aren't coming off.
Now, walk!"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've gotta be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 office:value-type="string">
            <text:p>I-I'm...</text:p>
          </table:table-cell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 office:value-type="string">
            <text:p>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 office:value-type="string">
            <text:p>....Aaaaagh!!</text:p>
          </table:table-cell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 office:value-type="string">
            <text:p>Ugh... f-fuck...!</text:p>
          </table:table-cell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 office:value-type="string">
            <text:p>D-D-Don't... don't look, dammit!!</text:p>
          </table:table-cell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 office:value-type="string">
            <text:p>I fuckin' pissed all over myself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 office:value-type="string">
            <text:p>What'd I just tell you, huh?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"Hmph, to think you were serious..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 office:value-type="string">
            <text:p>Knight Reinforcement
"And what's more, this is no small puddle!"</text:p>
          </table:table-cell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... Shuddup! //// You have no idea what
I went through, asshole!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 office:value-type="string">
            <text:p>Knight Reinforcement
"Oh, well. It'll make quite the spectacle when
I tour you around the castle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 office:value-type="string">
            <text:p>Knight Reinforcement
"Compared to the misdeeds you've committed,
this is the least you can spare in atonement!"</text:p>
          </table:table-cell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 This ain't a laughin' matter, gimme
a break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 office:value-type="string">
            <text:p>Knight Reinforcement
"Nnh?! Fiend... your comrades are still..."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 office:value-type="string">
            <text:p>Knight Reinforcement
"...Kh..."</text:p>
          </table:table-cell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-Another one of those strange orbs...</text:p>
          </table:table-cell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 office:value-type="string">
            <text:p>Who's there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 office:value-type="string">
            <text:p>Hooded Figure
"Yo! Quite the pickle you were in here~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 office:value-type="string">
            <text:p>Hooded Figure
"You hurt at all?"</text:p>
          </table:table-cell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 office:value-type="string">
            <text:p>(That voice... is that a woman?)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 office:value-type="string">
            <text:p>Hooded Figure
"Woops, am I making you nervous?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 office:value-type="string">
            <text:p>Hooded Figure
"Don't worry, I'm no one suspicious~!"</text:p>
          </table:table-cell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y are you helpin' us...?</text:p>
          </table:table-cell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 office:value-type="string">
            <text:p>Who the hell are you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 office:value-type="string">
            <text:p>Hooded Figure
"Well, I think I'll leave introductions
for another time..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 office:value-type="string">
            <text:p>Hooded Figure
"There's a little something I'd like you to
help me with, Miss Bandit Leader Priella~."</text:p>
          </table:table-cell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hh? Why the hell do I have to help you
with anything?!</text:p>
          </table:table-cell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 office:value-type="string">
            <text:p>I don't care what it is, I'm out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 office:value-type="string">
            <text:p>Hooded Figure
"Ehh~, you're a stubborn one~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 office:value-type="string">
            <text:p>Hooded Figure
"In that case, maybe I should leave you tied
up and bring you in to the Chivalric Order..."</text:p>
          </table:table-cell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 office:value-type="string">
            <text:p>Hooded Figure
"Oh, and what's this mysterious yellow fluid
soaking your lower half?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 office:value-type="string">
            <text:p>Hooded Figure
"It couldn't be! The strong, female leader of the
bandit gang couldn't have...!!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 office:value-type="string">
            <text:p>Hooded Figure
"Like a little girl, wiggling her butt around
trying desperately to hold it in, until suddenly,
from right between her legs...!"</text:p>
          </table:table-cell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yheyheyhey!! Stop! I-I get it!! I'll
work with you!!</text:p>
          </table:table-cell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 office:value-type="string">
            <text:p>That work for you?!! Goddammit!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 office:value-type="string">
            <text:p>Hooded Figure
"Fufu... then it's a deal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 office:value-type="string">
            <text:p>Hooded Figure
"Look at that, maybe you bandits aren't such
bad people after all."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 office:value-type="string">
            <text:p>Hooded Figure
"'Kay, follow me. I'll get you away from
prying eyes."</text:p>
          </table:table-cell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